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258000001900B07FB71837D41E1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.949cm, 2.744cm, 0cm, 2.268cm)" draw:image-opacity="100%" style:mirror="none"/>
    </style:style>
    <style:style style:name="gr2" style:family="graphic" style:parent-style-name="Object_20_with_20_no_20_fill_20_and_20_no_20_line">
      <style:graphic-properties draw:stroke="solid" svg:stroke-width="0.081cm" svg:stroke-color="#000000" draw:marker-start-width="0.321cm" draw:marker-end-width="0.321cm" draw:textarea-vertical-align="middle" draw:color-mode="standard" draw:luminance="0%" draw:contrast="0%" draw:gamma="100%" draw:red="0%" draw:green="0%" draw:blue="0%" fo:clip="rect(15.235cm, 24.22cm, 0cm, 2.268cm)" draw:image-opacity="100%" style:mirror="none"/>
    </style:style>
    <style:style style:name="gr3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25cm" svg:height="18.032cm" draw:transform="rotate (-1.56800379999171) translate (19.349cm 1.477cm)">
          <draw:image xlink:href="Pictures/100002010000258000001900B07FB71837D41E1D.png" xlink:type="simple" xlink:show="embed" xlink:actuate="onLoad">
            <text:p/>
          </draw:image>
        </draw:frame>
        <draw:frame draw:style-name="gr2" draw:text-style-name="P1" draw:layer="layout" svg:width="12.053cm" svg:height="15.355cm" draw:transform="rotate (-1.56800379999171) translate (18.238cm 8.012cm)">
          <draw:image xlink:href="Pictures/100002010000258000001900B07FB71837D41E1D.png" xlink:type="simple" xlink:show="embed" xlink:actuate="onLoad">
            <text:p/>
          </draw:image>
        </draw:frame>
        <draw:line draw:style-name="gr3" draw:text-style-name="P2" draw:layer="layout" svg:x1="2.778cm" svg:y1="5.445cm" svg:x2="2.905cm" svg:y2="7.985cm">
          <text:p/>
        </draw:line>
        <draw:line draw:style-name="gr3" draw:text-style-name="P2" draw:layer="layout" svg:x1="6.207cm" svg:y1="3.413cm" svg:x2="18.272cm" svg:y2="7.98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03T19:31:20.569694372</meta:creation-date>
    <dc:date>2017-10-03T21:32:42.512245758</dc:date>
    <meta:editing-duration>PT1H51M11S</meta:editing-duration>
    <meta:editing-cycles>1</meta:editing-cycles>
    <meta:document-statistic meta:object-count="4"/>
    <meta:generator>LibreOffice/5.1.6.2$Linux_X86_64 LibreOffice_project/10m0$Build-2</meta:generator>
  </office:meta>
</office:document-meta>
</file>